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/>
        <text:p text:style-name="P1"><draw:frame text:anchor-type="as-char" svg:y="-0.1437in" draw:z-index="0" draw:name="kunde.zusatzinfoLieferung" draw:style-name="gr1" draw:text-style-name="P6" svg:width="2.0677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2.0516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2.051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2.051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2.0516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2409*" fo:start-indent="0in" fo:end-indent="0in"/>
          <style:column style:rel-width="2409*" fo:start-indent="0in" fo:end-indent="0in"/>
          <style:column style:rel-width="2409*" fo:start-indent="0in" fo:end-indent="0in"/>
          <style:column style:rel-width="241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07:31:55.396383762</dc:date>
    <dc:creator>Mike Toggweiler</dc:creator>
    <meta:editing-duration>PT13H52M47S</meta:editing-duration>
    <meta:editing-cycles>9</meta:editing-cycles>
    <meta:document-statistic meta:table-count="0" meta:image-count="0" meta:object-count="0" meta:page-count="1" meta:paragraph-count="5" meta:word-count="0" meta:character-count="0" meta:non-whitespace-character-count="0"/>
  </office:meta>
</office:document-meta>
</file>